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Linux Libertine" svg:font-family="'Linux Libertine', Georgia, Times, serif"/>
    <style:font-face style:name="Roboto Slab" svg:font-family="'Roboto Slab', ff-tisa-web-pro, Georgia, Arial,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0fa009" officeooo:paragraph-rsid="000fa009" style:font-size-asian="15pt" style:font-size-complex="15pt"/>
    </style:style>
    <style:style style:name="P3" style:family="paragraph" style:parent-style-name="Standard">
      <style:text-properties fo:font-size="15pt" officeooo:rsid="00106cf1" officeooo:paragraph-rsid="00106cf1" style:font-size-asian="15pt" style:font-size-complex="15pt"/>
    </style:style>
    <style:style style:name="P4" style:family="paragraph" style:parent-style-name="Text_20_body">
      <style:text-properties fo:font-size="15pt" officeooo:rsid="000fa009" officeooo:paragraph-rsid="000fa009" style:font-size-asian="15pt" style:font-size-complex="15pt"/>
    </style:style>
    <style:style style:name="P5" style:family="paragraph" style:parent-style-name="Text_20_body">
      <style:paragraph-properties fo:margin-left="0cm" fo:margin-right="0cm" fo:line-height="100%" fo:orphans="2" fo:widows="2" fo:text-indent="0cm" style:auto-text-indent="false"/>
    </style:style>
    <style:style style:name="P6"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style:style>
    <style:style style:name="P7" style:family="paragraph" style:parent-style-name="Heading_20_1">
      <style:text-properties fo:font-variant="normal" fo:text-transform="none" fo:color="#404040" style:font-name="Roboto Slab" fo:font-size="21pt" fo:letter-spacing="normal" fo:font-style="normal" fo:font-weight="bold" officeooo:rsid="000fa009" officeooo:paragraph-rsid="000fa009" style:font-size-asian="15pt" style:font-size-complex="15pt"/>
    </style:style>
    <style:style style:name="P8" style:family="paragraph" style:parent-style-name="Heading_20_1">
      <style:paragraph-properties fo:margin-left="0cm" fo:margin-right="0cm" fo:margin-top="0cm" fo:margin-bottom="0.247cm" loext:contextual-spacing="false" fo:orphans="2" fo:widows="2" fo:text-indent="0cm" style:auto-text-indent="false"/>
      <style:text-properties fo:font-variant="normal" fo:text-transform="none" fo:color="#404040" style:font-name="Roboto Slab" fo:font-size="21pt" fo:letter-spacing="normal" fo:font-style="normal" fo:font-weight="bold"/>
    </style:style>
    <style:style style:name="P9"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404040" style:font-name="Consolas" fo:font-size="9pt" fo:letter-spacing="normal" fo:font-style="normal" fo:font-weight="normal" loext:padding="0cm" loext:border="none"/>
    </style:style>
    <style:style style:name="P10" style:family="paragraph" style:parent-style-name="Preformatted_20_Text">
      <style:paragraph-properties fo:margin-top="0cm" fo:margin-bottom="0cm" loext:contextual-spacing="false" fo:orphans="2" fo:widows="2" fo:padding="0cm" fo:border="none"/>
      <style:text-properties fo:font-variant="normal" fo:text-transform="none" fo:color="#404040" style:font-name="Consolas" fo:font-size="9pt" fo:letter-spacing="normal" fo:font-style="normal" fo:font-weight="normal" loext:padding="0cm" loext:border="none"/>
    </style:style>
    <style:style style:name="P11" style:family="paragraph" style:parent-style-name="Heading_20_2">
      <style:text-properties fo:font-size="16pt" officeooo:rsid="000fa009" officeooo:paragraph-rsid="000fa009" style:font-size-asian="16pt" style:font-size-complex="16pt"/>
    </style:style>
    <style:style style:name="P12" style:family="paragraph" style:parent-style-name="Heading_20_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bold"/>
    </style:style>
    <style:style style:name="T3" style:family="text">
      <style:text-properties fo:font-variant="normal" fo:text-transform="none" fo:color="#222222" style:font-name="sans-serif" fo:letter-spacing="normal" fo:font-style="normal" fo:font-weight="normal"/>
    </style:style>
    <style:style style:name="T4" style:family="text">
      <style:text-properties fo:font-variant="normal" fo:text-transform="none" fo:color="#222222" style:font-name="sans-serif" fo:letter-spacing="normal" fo:font-style="normal" fo:font-weight="bold"/>
    </style:style>
    <style:style style:name="T5" style:family="text">
      <style:text-properties fo:font-variant="normal" fo:text-transform="none" fo:color="#222222" style:font-name="sans-serif" fo:font-size="16pt" fo:letter-spacing="normal" fo:font-style="normal" fo:font-weight="normal" style:font-size-asian="16pt" style:font-size-complex="16pt"/>
    </style:style>
    <style:style style:name="T6" style:family="text">
      <style:text-properties fo:font-variant="normal" fo:text-transform="none" fo:color="#222222" style:font-name="sans-serif" fo:font-size="16pt" fo:letter-spacing="normal" fo:font-style="normal" fo:font-weight="bold" style:font-size-asian="16pt" style:font-size-complex="16pt"/>
    </style:style>
    <style:style style:name="T7" style:family="text">
      <style:text-properties fo:font-variant="normal" fo:text-transform="none" fo:color="#222222" style:font-name="sans-serif" fo:font-size="15pt" fo:letter-spacing="normal" fo:font-style="normal" fo:font-weight="normal" style:font-size-asian="15pt" style:font-size-complex="15pt"/>
    </style:style>
    <style:style style:name="T8" style:family="text">
      <style:text-properties fo:font-variant="normal" fo:text-transform="none" fo:color="#222222" style:font-name="sans-serif" fo:font-size="15pt" fo:letter-spacing="normal" fo:font-style="normal" fo:font-weight="bold" style:font-size-asian="15pt" style:font-size-complex="15pt"/>
    </style:style>
    <style:style style:name="T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0"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 style:family="text">
      <style:text-properties fo:font-variant="normal" fo:text-transform="none" fo:color="#0b0080" style:text-line-through-style="none" style:text-line-through-type="none" style:font-name="sans-serif" fo:font-size="16pt" fo:letter-spacing="normal" fo:font-style="normal" style:text-underline-style="none" fo:font-weight="normal" style:text-blinking="false" style:font-size-asian="16pt" style:font-size-complex="16pt"/>
    </style:style>
    <style:style style:name="T1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14" style:family="text">
      <style:text-properties fo:font-variant="normal" fo:text-transform="none" fo:color="#0b0080" style:text-line-through-style="none" style:text-line-through-type="none" style:font-name="sans-serif" fo:font-size="15pt" fo:letter-spacing="normal" fo:font-style="normal" style:text-underline-style="none" fo:font-weight="normal" style:text-blinking="false" style:font-size-asian="15pt" style:font-size-complex="15pt"/>
    </style:style>
    <style:style style:name="T15" style:family="text">
      <style:text-properties fo:font-variant="normal" fo:text-transform="none" fo:color="#000000" style:font-name="Linux Libertine" fo:letter-spacing="normal" fo:font-style="normal" fo:font-weight="normal"/>
    </style:style>
    <style:style style:name="T16" style:family="text">
      <style:text-properties fo:font-variant="normal" fo:text-transform="none" fo:color="#000000" style:font-name="Linux Libertine" fo:font-size="15pt" fo:letter-spacing="normal" fo:font-style="normal" fo:font-weight="normal" style:font-size-asian="15pt" style:font-size-complex="15pt"/>
    </style:style>
    <style:style style:name="T17" style:family="text">
      <style:text-properties fo:font-variant="normal" fo:text-transform="none" fo:color="#000000" style:font-name="sans-serif" fo:letter-spacing="normal" fo:font-style="normal" fo:font-weight="bold"/>
    </style:style>
    <style:style style:name="T18" style:family="text">
      <style:text-properties fo:font-variant="normal" fo:text-transform="none" fo:color="#000000" style:font-name="sans-serif" fo:font-size="15pt" fo:letter-spacing="normal" fo:font-style="normal" fo:font-weight="bold" style:font-size-asian="15pt" style:font-size-complex="15pt"/>
    </style:style>
    <style:style style:name="T19" style:family="text">
      <style:text-properties fo:font-variant="normal" fo:text-transform="none" fo:color="#54595d" style:font-name="sans-serif" fo:font-size="12pt" fo:letter-spacing="normal" fo:font-style="normal" fo:font-weight="normal"/>
    </style:style>
    <style:style style:name="T20" style:family="text">
      <style:text-properties fo:font-variant="normal" fo:text-transform="none" fo:color="#54595d" style:font-name="sans-serif" fo:letter-spacing="normal" fo:font-style="normal" fo:font-weight="normal"/>
    </style:style>
    <style:style style:name="T21" style:family="text">
      <style:text-properties fo:font-variant="normal" fo:text-transform="none" fo:color="#54595d" style:font-name="sans-serif" fo:font-size="15pt" fo:letter-spacing="normal" fo:font-style="normal" fo:font-weight="normal" style:font-size-asian="15pt" style:font-size-complex="15pt"/>
    </style:style>
    <style:style style:name="T22"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transparent" loext:char-shading-value="0" loext:padding="0cm" loext:border="none"/>
    </style:style>
    <style:style style:name="T23" style:family="text">
      <style:text-properties fo:font-variant="normal" fo:text-transform="none" fo:color="#663366" style:text-line-through-style="none" style:text-line-through-type="none" style:font-name="sans-serif" fo:letter-spacing="normal" fo:font-style="normal" style:text-underline-style="none" fo:font-weight="normal" style:text-blinking="false" fo:background-color="transparent" loext:char-shading-value="0" loext:padding="0cm" loext:border="none"/>
    </style:style>
    <style:style style:name="T24" style:family="text">
      <style:text-properties fo:font-variant="normal" fo:text-transform="none" fo:color="#663366" style:text-line-through-style="none" style:text-line-through-type="none" style:font-name="sans-serif" fo:font-size="15pt" fo:letter-spacing="normal" fo:font-style="normal" style:text-underline-style="none" fo:font-weight="normal" style:text-blinking="false" fo:background-color="transparent" loext:char-shading-value="0" style:font-size-asian="15pt" style:font-size-complex="15pt" loext:padding="0cm" loext:border="none"/>
    </style:style>
    <style:style style:name="T25" style:family="text">
      <style:text-properties fo:font-variant="normal" fo:text-transform="none" fo:color="#404040" style:font-name="Lato" fo:font-size="12pt" fo:letter-spacing="normal" fo:font-style="normal" fo:font-weight="normal"/>
    </style:style>
    <style:style style:name="T26"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A </text:span><text:span text:style-name="T8">chatbot</text:span><text:span text:style-name="T7"> (also known as a </text:span><text:span text:style-name="T8">talkbot</text:span><text:span text:style-name="T7">, </text:span><text:span text:style-name="T8">chatterbot</text:span><text:span text:style-name="T7">, </text:span><text:span text:style-name="T8">Bot</text:span><text:span text:style-name="T7">, </text:span><text:span text:style-name="T8">IM bot</text:span><text:span text:style-name="T7">, </text:span><text:span text:style-name="T8">interactive agent</text:span><text:span text:style-name="T7">, or </text:span><text:span text:style-name="T8">Artificial Conversational Entity</text:span><text:span text:style-name="T7">) is a </text:span><text:a xlink:type="simple" xlink:href="https://en.wikipedia.org/wiki/Computer_program" text:style-name="Internet_20_link" text:visited-style-name="Visited_20_Internet_20_Link"><text:span text:style-name="T14">computer program</text:span></text:a><text:span text:style-name="T7"> or an </text:span><text:a xlink:type="simple" xlink:href="https://en.wikipedia.org/wiki/Artificial_intelligence" text:style-name="Internet_20_link" text:visited-style-name="Visited_20_Internet_20_Link"><text:span text:style-name="T14">artificial intelligence</text:span></text:a><text:span text:style-name="T7"> which conducts a </text:span><text:a xlink:type="simple" xlink:href="https://en.wikipedia.org/wiki/Conversation" text:style-name="Internet_20_link" text:visited-style-name="Visited_20_Internet_20_Link"><text:span text:style-name="T14">conversation</text:span></text:a><text:span text:style-name="T7"> via auditory or textual methods.</text:span><text:bookmark text:name="cite_ref-target_1-0"/><text:a xlink:type="simple" xlink:href="https://en.wikipedia.org/wiki/Chatbot#cite_note-target-1" text:style-name="Internet_20_link" text:visited-style-name="Visited_20_Internet_20_Link"><text:span text:style-name="T14">[1]</text:span></text:a><text:span text:style-name="T7"> Such programs are often designed to convincingly simulate how a human would behave as a conversational partner, thereby passing the </text:span><text:a xlink:type="simple" xlink:href="https://en.wikipedia.org/wiki/Turing_test" text:style-name="Internet_20_link" text:visited-style-name="Visited_20_Internet_20_Link"><text:span text:style-name="T14">Turing test</text:span></text:a><text:span text:style-name="T7">. Chatbots are typically used in </text:span><text:a xlink:type="simple" xlink:href="https://en.wikipedia.org/wiki/Dialog_system" text:style-name="Internet_20_link" text:visited-style-name="Visited_20_Internet_20_Link"><text:span text:style-name="T14">dialog systems</text:span></text:a><text:span text:style-name="T7"> for various practical purposes including customer service or information acquisition. Some chatterbots use sophisticated </text:span><text:a xlink:type="simple" xlink:href="https://en.wikipedia.org/wiki/Natural_language_processing" text:style-name="Internet_20_link" text:visited-style-name="Visited_20_Internet_20_Link"><text:span text:style-name="T14">natural language processing</text:span></text:a><text:span text:style-name="T7"> systems, but many simpler systems scan for keywords within the input, then pull a reply with the most matching keywords, or the most similar wording pattern, from a </text:span><text:a xlink:type="simple" xlink:href="https://en.wikipedia.org/wiki/Database" text:style-name="Internet_20_link" text:visited-style-name="Visited_20_Internet_20_Link"><text:span text:style-name="T14">database</text:span></text:a><text:span text:style-name="T7">.</text:span></text:p>
      <text:p text:style-name="P5"><text:span text:style-name="T7">The term "ChatterBot" was originally coined by </text:span><text:a xlink:type="simple" xlink:href="https://en.wikipedia.org/wiki/Michael_Loren_Mauldin" text:style-name="Internet_20_link" text:visited-style-name="Visited_20_Internet_20_Link"><text:span text:style-name="T14">Michael Mauldin</text:span></text:a><text:span text:style-name="T7"> (creator of the first </text:span><text:a xlink:type="simple" xlink:href="https://en.wikipedia.org/wiki/Verbot" text:style-name="Internet_20_link" text:visited-style-name="Visited_20_Internet_20_Link"><text:span text:style-name="T14">Verbot</text:span></text:a><text:span text:style-name="T7">, Julia) in 1994 to describe these conversational programs.</text:span><text:bookmark text:name="cite_ref-2"/><text:a xlink:type="simple" xlink:href="https://en.wikipedia.org/wiki/Chatbot#cite_note-2" text:style-name="Internet_20_link" text:visited-style-name="Visited_20_Internet_20_Link"><text:span text:style-name="T14">[2]</text:span></text:a><text:span text:style-name="T7"> Today, most chatbots are either accessed via </text:span><text:a xlink:type="simple" xlink:href="https://en.wikipedia.org/wiki/Virtual_assistant_(artificial_intelligence)" text:style-name="Internet_20_link" text:visited-style-name="Visited_20_Internet_20_Link"><text:span text:style-name="T14">virtual assistants</text:span></text:a><text:span text:style-name="T7"> such as </text:span><text:a xlink:type="simple" xlink:href="https://en.wikipedia.org/wiki/Google_Assistant" text:style-name="Internet_20_link" text:visited-style-name="Visited_20_Internet_20_Link"><text:span text:style-name="T14">Google Assistant</text:span></text:a><text:span text:style-name="T7"> and </text:span><text:a xlink:type="simple" xlink:href="https://en.wikipedia.org/wiki/Amazon_Alexa" text:style-name="Internet_20_link" text:visited-style-name="Visited_20_Internet_20_Link"><text:span text:style-name="T14">Amazon Alexa</text:span></text:a><text:span text:style-name="T7">, via </text:span><text:a xlink:type="simple" xlink:href="https://en.wikipedia.org/wiki/Messaging_apps" text:style-name="Internet_20_link" text:visited-style-name="Visited_20_Internet_20_Link"><text:span text:style-name="T14">messaging apps</text:span></text:a><text:span text:style-name="T7"> such as </text:span><text:a xlink:type="simple" xlink:href="https://en.wikipedia.org/wiki/Facebook_Messenger" text:style-name="Internet_20_link" text:visited-style-name="Visited_20_Internet_20_Link"><text:span text:style-name="T14">Facebook Messenger</text:span></text:a><text:span text:style-name="T7"> or </text:span><text:a xlink:type="simple" xlink:href="https://en.wikipedia.org/wiki/WeChat" text:style-name="Internet_20_link" text:visited-style-name="Visited_20_Internet_20_Link"><text:span text:style-name="T14">WeChat</text:span></text:a><text:span text:style-name="T7">, or via individual organizations' apps and websites.</text:span><text:bookmark text:name="cite_ref-3"/><text:a xlink:type="simple" xlink:href="https://en.wikipedia.org/wiki/Chatbot#cite_note-3" text:style-name="Internet_20_link" text:visited-style-name="Visited_20_Internet_20_Link">[3]</text:a><text:bookmark text:name="cite_ref-4"/><text:a xlink:type="simple" xlink:href="https://en.wikipedia.org/wiki/Chatbot#cite_note-4" text:style-name="Internet_20_link" text:visited-style-name="Visited_20_Internet_20_Link">[4]</text:a><text:span text:style-name="T7"> Chatbots can be classified into usage categories such as </text:span><text:a xlink:type="simple" xlink:href="https://en.wikipedia.org/wiki/Conversational_commerce" text:style-name="Internet_20_link" text:visited-style-name="Visited_20_Internet_20_Link"><text:span text:style-name="T14">conversational commerce</text:span></text:a><text:span text:style-name="T7"> (</text:span><text:a xlink:type="simple" xlink:href="https://en.wikipedia.org/wiki/E-commerce" text:style-name="Internet_20_link" text:visited-style-name="Visited_20_Internet_20_Link"><text:span text:style-name="T14">e-commerce</text:span></text:a><text:span text:style-name="T7"> via chat), analytics, communication, customer support, design, developer tools, education, entertainment, finance, food, games, health, HR, marketing, news, personal, productivity, shopping, social, sports, travel and utilities.</text:span></text:p>
      <text:p text:style-name="P1"/>
      <text:p text:style-name="P2">Source:-https://en.wikipedia.org/wiki/Chatbot#Design</text:p>
      <text:p text:style-name="P2"/>
      <text:h text:style-name="P11" text:outline-level="2"><text:bookmark text:name="Chatbot_creation"/><text:span text:style-name="T16">Chatbot creation</text:span><text:span text:style-name="T21">[</text:span><text:a xlink:type="simple" xlink:href="https://en.wikipedia.org/w/index.php?title=Chatbot&amp;action=edit&amp;section=8" text:style-name="Internet_20_link" text:visited-style-name="Visited_20_Internet_20_Link"><text:span text:style-name="T14">edit</text:span></text:a><text:span text:style-name="T21">]</text:span></text:h>
      <text:p text:style-name="P5"><text:span text:style-name="T7">The process of creating a chatbot follows a pattern similar to the development of a </text:span><text:a xlink:type="simple" xlink:href="https://en.wikipedia.org/wiki/Web_page" text:style-name="Internet_20_link" text:visited-style-name="Visited_20_Internet_20_Link"><text:span text:style-name="T14">web page</text:span></text:a><text:span text:style-name="T7"> or a </text:span><text:a xlink:type="simple" xlink:href="https://en.wikipedia.org/wiki/Mobile_app" text:style-name="Internet_20_link" text:visited-style-name="Visited_20_Internet_20_Link"><text:span text:style-name="T14">mobile app</text:span></text:a><text:span text:style-name="T7">. It can be divided into Design, Building, Analytics and Maintenance.</text:span><text:bookmark text:name="cite_ref-39"/><text:a xlink:type="simple" xlink:href="https://en.wikipedia.org/wiki/Chatbot#cite_note-39" text:style-name="Internet_20_link" text:visited-style-name="Visited_20_Internet_20_Link"><text:span text:style-name="T14">[39]</text:span></text:a></text:p>
      <text:h text:style-name="P12" text:outline-level="3"><text:bookmark text:name="Design"/><text:span text:style-name="T18">Design</text:span><text:span text:style-name="T21">[</text:span><text:a xlink:type="simple" xlink:href="https://en.wikipedia.org/w/index.php?title=Chatbot&amp;action=edit&amp;section=9" text:style-name="Internet_20_link" text:visited-style-name="Visited_20_Internet_20_Link"><text:span text:style-name="T14">edit</text:span></text:a><text:span text:style-name="T21">]</text:span></text:h>
      <text:p text:style-name="P5"><text:span text:style-name="T7">The chatbot design is the process that defines the interaction between the user and the chatbot.</text:span><text:bookmark text:name="cite_ref-40"/><text:a xlink:type="simple" xlink:href="https://en.wikipedia.org/wiki/Chatbot#cite_note-40" text:style-name="Internet_20_link" text:visited-style-name="Visited_20_Internet_20_Link"><text:span text:style-name="T14">[40]</text:span></text:a><text:span text:style-name="T7"> The chatbot designer will define the chatbot personality, the questions that will be asked to the users, and the overall interaction.</text:span><text:bookmark text:name="cite_ref-41"/><text:a xlink:type="simple" xlink:href="https://en.wikipedia.org/wiki/Chatbot#cite_note-41" text:style-name="Internet_20_link" text:visited-style-name="Visited_20_Internet_20_Link">[41]</text:a><text:bookmark text:name="cite_ref-42"/><text:a xlink:type="simple" xlink:href="https://en.wikipedia.org/wiki/Chatbot#cite_note-42" text:style-name="Internet_20_link" text:visited-style-name="Visited_20_Internet_20_Link">[42]</text:a><text:span text:style-name="T7"> It can be viewed as a subset of the conversational design. In order to speed up this process, designers can use dedicated chatbot design tools, that allow for immediate preview, team collaboration and video export.</text:span><text:bookmark text:name="cite_ref-43"/><text:a xlink:type="simple" xlink:href="https://en.wikipedia.org/wiki/Chatbot#cite_note-43" text:style-name="Internet_20_link" text:visited-style-name="Visited_20_Internet_20_Link"><text:span text:style-name="T14">[43]</text:span></text:a><text:span text:style-name="T7"> An important part of the chatbot design is also centered around user testing. User testing can be </text:span><text:soft-page-break/><text:span text:style-name="T7">performed following the same principles that guide the user testing of graphical interfaces.</text:span><text:bookmark text:name="cite_ref-44"/><text:a xlink:type="simple" xlink:href="https://en.wikipedia.org/wiki/Chatbot#cite_note-44" text:style-name="Internet_20_link" text:visited-style-name="Visited_20_Internet_20_Link"><text:span text:style-name="T14">[44]</text:span></text:a></text:p>
      <text:h text:style-name="P12" text:outline-level="3"><text:bookmark text:name="Building"/><text:span text:style-name="T18">Building</text:span><text:span text:style-name="T21">[</text:span><text:a xlink:type="simple" xlink:href="https://en.wikipedia.org/w/index.php?title=Chatbot&amp;action=edit&amp;section=10" text:style-name="Internet_20_link" text:visited-style-name="Visited_20_Internet_20_Link"><text:span text:style-name="T14">edit</text:span></text:a><text:span text:style-name="T21">]</text:span></text:h>
      <text:p text:style-name="P5"><text:span text:style-name="T7">The process of building a chatbot can be divided into two main tasks: understanding the user's intent and producing the correct answer. The first task involves understanding the user input. In order to properly understand a user input in a free text form, a </text:span><text:a xlink:type="simple" xlink:href="https://en.wikipedia.org/wiki/Natural_Language_Processing" text:style-name="Internet_20_link" text:visited-style-name="Visited_20_Internet_20_Link"><text:span text:style-name="T14">Natural Language Processing</text:span></text:a><text:span text:style-name="T7"> Engine can be used.</text:span><text:bookmark text:name="cite_ref-45"/><text:a xlink:type="simple" xlink:href="https://en.wikipedia.org/wiki/Chatbot#cite_note-45" text:style-name="Internet_20_link" text:visited-style-name="Visited_20_Internet_20_Link"><text:span text:style-name="T14">[45]</text:span></text:a><text:span text:style-name="T7"> The second task may involve different approaches depending on the type of the response that the chatbot will generate.</text:span></text:p>
      <text:h text:style-name="P12" text:outline-level="3"><text:bookmark text:name="Analytics"/><text:span text:style-name="T18">Analytics</text:span><text:span text:style-name="T21">[</text:span><text:a xlink:type="simple" xlink:href="https://en.wikipedia.org/w/index.php?title=Chatbot&amp;action=edit&amp;section=11" text:style-name="Internet_20_link" text:visited-style-name="Visited_20_Internet_20_Link"><text:span text:style-name="T14">edit</text:span></text:a><text:span text:style-name="T21">]</text:span></text:h>
      <text:p text:style-name="P5"><text:span text:style-name="T7">The usage of the chatbot can be monitored in order to spot potential flaws or problems. It can also provide useful insights that can improve the final user experience.</text:span><text:bookmark text:name="cite_ref-46"/><text:a xlink:type="simple" xlink:href="https://en.wikipedia.org/wiki/Chatbot#cite_note-46" text:style-name="Internet_20_link" text:visited-style-name="Visited_20_Internet_20_Link"><text:span text:style-name="T14">[46]</text:span></text:a></text:p>
      <text:h text:style-name="P12" text:outline-level="3"><text:bookmark text:name="Maintenance"/><text:span text:style-name="T18">Maintenance</text:span><text:span text:style-name="T21">[</text:span><text:a xlink:type="simple" xlink:href="https://en.wikipedia.org/w/index.php?title=Chatbot&amp;action=edit&amp;section=12" text:style-name="Internet_20_link" text:visited-style-name="Visited_20_Internet_20_Link"><text:span text:style-name="T14">edit</text:span></text:a><text:span text:style-name="T21">]</text:span></text:h>
      <text:p text:style-name="P5"><text:span text:style-name="T7">To keep chatbots up to speed with changing company products and services, traditional chatbot development platforms require ongoing maintenance. This can either be in the form of an ongoing service provider or for larger enterprises in the form of an in-house chatbot training team.</text:span><text:bookmark text:name="cite_ref-47"/><text:a xlink:type="simple" xlink:href="https://en.wikipedia.org/wiki/Chatbot#cite_note-47" text:style-name="Internet_20_link" text:visited-style-name="Visited_20_Internet_20_Link"><text:span text:style-name="T14">[47]</text:span></text:a><text:span text:style-name="T7"> To eliminate these costs, some startups are experimenting with </text:span><text:a xlink:type="simple" xlink:href="https://en.wikipedia.org/wiki/Artificial_intelligence" text:style-name="Internet_20_link" text:visited-style-name="Visited_20_Internet_20_Link"><text:span text:style-name="T14">Artificial Intelligence</text:span></text:a><text:span text:style-name="T7"> to develop self-learning chatbots, particularly in </text:span><text:a xlink:type="simple" xlink:href="https://en.wikipedia.org/wiki/Customer_Service" text:style-name="Internet_20_link" text:visited-style-name="Visited_20_Internet_20_Link"><text:span text:style-name="T14">Customer Service</text:span></text:a><text:span text:style-name="T7"> applications.</text:span></text:p>
      <text:h text:style-name="P12" text:outline-level="3"><text:bookmark text:name="Chatbot_development_platforms"/><text:span text:style-name="T18">Chatbot development platforms</text:span><text:span text:style-name="T21">[</text:span><text:a xlink:type="simple" xlink:href="https://en.wikipedia.org/w/index.php?title=Chatbot&amp;action=edit&amp;section=13" text:style-name="Internet_20_link" text:visited-style-name="Visited_20_Internet_20_Link"><text:span text:style-name="T14">edit</text:span></text:a><text:span text:style-name="T21">]</text:span></text:h>
      <text:p text:style-name="P5"><text:span text:style-name="T7">The process of building, testing and deploying chatbots can be done on cloud based chatbot development platforms</text:span><text:bookmark text:name="cite_ref-48"/><text:a xlink:type="simple" xlink:href="https://en.wikipedia.org/wiki/Chatbot#cite_note-48" text:style-name="Internet_20_link" text:visited-style-name="Visited_20_Internet_20_Link"><text:span text:style-name="T14">[48]</text:span></text:a><text:span text:style-name="T7"> offered by cloud </text:span><text:a xlink:type="simple" xlink:href="https://en.wikipedia.org/wiki/Platform_as_a_service" text:style-name="Internet_20_link" text:visited-style-name="Visited_20_Internet_20_Link"><text:span text:style-name="T14">Platform as a Service (PaaS)</text:span></text:a><text:span text:style-name="T7"> providers such as </text:span><text:a xlink:type="simple" xlink:href="https://yekaliva.ai/" text:style-name="Internet_20_link" text:visited-style-name="Visited_20_Internet_20_Link"><text:span text:style-name="T24">Yekaliva</text:span></text:a><text:span text:style-name="T7">, </text:span><text:a xlink:type="simple" xlink:href="https://en.wikipedia.org/wiki/Oracle_Cloud_Platform" text:style-name="Internet_20_link" text:visited-style-name="Visited_20_Internet_20_Link"><text:span text:style-name="T14">Oracle Cloud Platform</text:span></text:a><text:span text:style-name="T7">, </text:span><text:a xlink:type="simple" xlink:href="https://en.wikipedia.org/wiki/SnatchBot_software" text:style-name="Internet_20_link" text:visited-style-name="Visited_20_Internet_20_Link">SnatchBot</text:a><text:bookmark text:name="cite_ref-49"/><text:a xlink:type="simple" xlink:href="https://en.wikipedia.org/wiki/Chatbot#cite_note-49" text:style-name="Internet_20_link" text:visited-style-name="Visited_20_Internet_20_Link">[49]</text:a><text:span text:style-name="T7"> and </text:span><text:a xlink:type="simple" xlink:href="https://en.wikipedia.org/wiki/IBM_Watson" text:style-name="Internet_20_link" text:visited-style-name="Visited_20_Internet_20_Link"><text:span text:style-name="T14">IBM Watson</text:span></text:a><text:span text:style-name="T7">.</text:span><text:bookmark text:name="cite_ref-50"/><text:a xlink:type="simple" xlink:href="https://en.wikipedia.org/wiki/Chatbot#cite_note-50" text:style-name="Internet_20_link" text:visited-style-name="Visited_20_Internet_20_Link">[50]</text:a><text:bookmark text:name="cite_ref-51"/><text:a xlink:type="simple" xlink:href="https://en.wikipedia.org/wiki/Chatbot#cite_note-51" text:style-name="Internet_20_link" text:visited-style-name="Visited_20_Internet_20_Link">[51]</text:a><text:bookmark text:name="cite_ref-52"/><text:a xlink:type="simple" xlink:href="https://en.wikipedia.org/wiki/Chatbot#cite_note-52" text:style-name="Internet_20_link" text:visited-style-name="Visited_20_Internet_20_Link">[52]</text:a><text:span text:style-name="T7"> These cloud platforms provide </text:span><text:a xlink:type="simple" xlink:href="https://en.wikipedia.org/wiki/Natural_Language_Processing" text:style-name="Internet_20_link" text:visited-style-name="Visited_20_Internet_20_Link"><text:span text:style-name="T14">Natural Language Processing</text:span></text:a><text:span text:style-name="T7">, </text:span><text:a xlink:type="simple" xlink:href="https://en.wikipedia.org/wiki/Artificial_intelligence" text:style-name="Internet_20_link" text:visited-style-name="Visited_20_Internet_20_Link"><text:span text:style-name="T14">Artificial Intelligence</text:span></text:a><text:span text:style-name="T7"> and </text:span><text:a xlink:type="simple" xlink:href="https://en.wikipedia.org/wiki/Mobile_backend_as_a_service" text:style-name="Internet_20_link" text:visited-style-name="Visited_20_Internet_20_Link"><text:span text:style-name="T14">Mobile Backend as a Service</text:span></text:a><text:span text:style-name="T7"> for chatbot development.</text:span></text:p>
      <text:p text:style-name="P2"/>
      <text:p text:style-name="P2"/>
      <text:p text:style-name="P4"><text:span text:style-name="T25">ChatterBot is a Python library that makes it easy to generate automated responses to a user’s input. ChatterBot uses a selection of machine learning algorithms to produce different types of responses. This makes it easy for developers to create chat bots and automate conversations with users. For more details about the ideas and concepts behind ChatterBot see the </text:span><text:a xlink:type="simple" xlink:href="https://chatterbot.readthedocs.io/en/stable/#process-flow-diagram" text:style-name="Internet_20_link" text:visited-style-name="Visited_20_Internet_20_Link"><text:span text:style-name="T26">process flow diagram</text:span></text:a><text:span text:style-name="T25">.</text:span></text:p>
      <text:section text:style-name="Sect1" text:name="about-chatterbot">
        <text:p text:style-name="P6">An example of typical input would be something like this:</text:p>
        <text:p text:style-name="P9"><text:soft-page-break/>user: Good morning! How are you doing?</text:p>
        <text:p text:style-name="P10">bot: <text:s/>I am doing very well, thank you for asking.</text:p>
        <text:p text:style-name="P10">user: You're welcome.</text:p>
        <text:p text:style-name="P10">bot: <text:s/>Do you like hats?</text:p>
      </text:section>
      <text:section text:style-name="Sect1" text:name="language-independence">
        <text:h text:style-name="P8" text:outline-level="1">Language Independence</text:h>
        <text:p text:style-name="P6">The language independent design of ChatterBot allows it to be trained to speak any language. Additionally, the machine-learning nature of ChatterBot allows an agent instance to improve it’s own knowledge of possible responses as it interacts with humans and other sources of informative data.</text:p>
      </text:section>
      <text:h text:style-name="P7" text:outline-level="1">How ChatterBot Works</text:h>
      <text:p text:style-name="P2"/>
      <text:p text:style-name="P3">Source:-https://chatterbot.readthedocs.io/en/stabl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Linux Libertine" svg:font-family="'Linux Libertine', Georgia, Times, serif"/>
    <style:font-face style:name="Roboto Slab" svg:font-family="'Roboto Slab', ff-tisa-web-pro, Georgia, Arial,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21:26:39.026000000</meta:creation-date>
    <dc:date>2018-09-05T21:44:01.183000000</dc:date>
    <meta:editing-duration>PT7M12S</meta:editing-duration>
    <meta:editing-cycles>1</meta:editing-cycles>
    <meta:document-statistic meta:table-count="0" meta:image-count="0" meta:object-count="0" meta:page-count="3" meta:paragraph-count="25" meta:word-count="707" meta:character-count="4859" meta:non-whitespace-character-count="4175"/>
    <meta:generator>LibreOffice/5.3.0.3$Windows_x86 LibreOffice_project/7074905676c47b82bbcfbea1aeefc84afe1c50e1</meta:generator>
  </office:meta>
</office:document-meta>
</file>